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7.09cm" svg:y="17.51cm" draw:control="control1"/>
        <draw:frame draw:style-name="gr4" draw:text-style-name="P5" draw:layer="layout" svg:width="3.478cm" svg:height="0.725cm" svg:x="0.8cm" svg:y="3.002cm">
          <draw:text-box>
            <text:p><text:span text:style-name="T4">Scan Card </text:span><text:span text:style-name="T4">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4.045cm" svg:y="17.827cm" draw:control="control2"/>
        <draw:line draw:style-name="gr8" draw:text-style-name="P2" draw:layer="layout" svg:x1="3.439cm" svg:y1="4.041cm" svg:x2="4.928cm" svg:y2="4.041cm">
          <text:p/>
        </draw:line>
        <draw:line draw:style-name="gr9" draw:text-style-name="P2" draw:layer="layout" svg:x1="3.181cm" svg:y1="3.532cm" svg:x2="9.709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2" draw:layer="controls" svg:x1="8.202cm" svg:y1="4.075cm" svg:x2="9.691cm" svg:y2="4.075cm">
          <text:p/>
        </draw:line>
        <draw:line draw:style-name="gr8" draw:text-style-name="P2" draw:layer="controls" svg:x1="1.098cm" svg:y1="6.397cm" svg:x2="2.587cm" svg:y2="6.397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share this form with San Francisco Human 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304cm">
          <draw:text-box>
            <text:p><text:span text:style-name="T8">eligibility for additional benefits and services such as cash aid, CalFresh, CalWORKs, and Medi-Cal.</text:span></text:p>
          </draw:text-box>
        </draw:frame>
        <draw:line draw:style-name="gr9" draw:text-style-name="P2" draw:layer="controls" svg:x1="1cm" svg:y1="7.432cm" svg:x2="20.59cm" svg:y2="7.432cm">
          <text:p/>
        </draw:line>
        <draw:frame draw:style-name="gr13" draw:text-style-name="P12" draw:layer="controls" svg:width="4.445cm" svg:height="0.725cm" svg:x="0.8cm" svg:y="7.45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3.857cm" svg:y="16.24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0.525cm" svg:y="16.24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7.35cm" svg:y="16.23cm">
          <draw:text-box>
            <text:p><text:span text:style-name="T4">Text 10</text:span></text:p>
          </draw:text-box>
        </draw:frame>
        <draw:frame draw:style-name="gr5" draw:text-style-name="P7" draw:layer="controls" svg:width="2.223cm" svg:height="0.645cm" svg:x="0.8cm" svg:y="8.192cm">
          <draw:text-box>
            <text:p><text:span text:style-name="T4">Name*</text:span></text:p>
          </draw:text-box>
        </draw:frame>
        <draw:line draw:style-name="gr9" draw:text-style-name="P2" draw:layer="controls" svg:x1="2.524cm" svg:y1="8.62cm" svg:x2="10.144cm" svg:y2="8.62cm">
          <text:p/>
        </draw:line>
        <draw:frame draw:style-name="gr15" draw:text-style-name="P14" draw:layer="controls" svg:width="1.637cm" svg:height="0.569cm" svg:x="2.252cm" svg:y="8.62cm">
          <draw:text-box>
            <text:p><text:span text:style-name="T9">Last</text:span></text:p>
          </draw:text-box>
        </draw:frame>
        <draw:frame draw:style-name="gr15" draw:text-style-name="P14" draw:layer="controls" svg:width="2.223cm" svg:height="0.569cm" svg:x="18.144cm" svg:y="8.62cm">
          <draw:text-box>
            <text:p><text:span text:style-name="T9">Middle Initial</text:span></text:p>
          </draw:text-box>
        </draw:frame>
        <draw:frame draw:style-name="gr15" draw:text-style-name="P14" draw:layer="controls" svg:width="1.637cm" svg:height="0.569cm" svg:x="10.158cm" svg:y="8.62cm">
          <draw:text-box>
            <text:p><text:span text:style-name="T9">First</text:span></text:p>
          </draw:text-box>
        </draw:frame>
        <draw:line draw:style-name="gr9" draw:text-style-name="P2" draw:layer="controls" svg:x1="10.407cm" svg:y1="8.62cm" svg:x2="17.827cm" svg:y2="8.62cm">
          <text:p/>
        </draw:line>
        <draw:line draw:style-name="gr9" draw:text-style-name="P2" draw:layer="controls" svg:x1="2.524cm" svg:y1="9.836cm" svg:x2="7.39cm" svg:y2="9.836cm">
          <text:p/>
        </draw:line>
        <draw:line draw:style-name="gr9" draw:text-style-name="P2" draw:layer="controls" svg:x1="18.399cm" svg:y1="8.62cm" svg:x2="20.558cm" svg:y2="8.62cm">
          <text:p/>
        </draw:line>
        <draw:frame draw:style-name="gr5" draw:text-style-name="P7" draw:layer="controls" svg:width="2.223cm" svg:height="0.645cm" svg:x="0.782cm" svg:y="9.1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7.248cm" svg:y="9.345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3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092cm" svg:y="9.353cm">
          <draw:text-box>
            <text:p><text:span text:style-name="T4">Zip</text:span></text:p>
          </draw:text-box>
        </draw:frame>
        <draw:line draw:style-name="gr9" draw:text-style-name="P2" draw:layer="controls" svg:x1="8.185cm" svg:y1="9.772cm" svg:x2="14.652cm" svg:y2="9.772cm">
          <text:p/>
        </draw:line>
        <draw:line draw:style-name="gr9" draw:text-style-name="P2" draw:layer="controls" svg:x1="15.821cm" svg:y1="9.78cm" svg:x2="16.964cm" svg:y2="9.78cm">
          <text:p/>
        </draw:line>
        <draw:line draw:style-name="gr9" draw:text-style-name="P2" draw:layer="controls" svg:x1="4.048cm" svg:y1="10.565cm" svg:x2="9.89cm" svg:y2="10.525cm">
          <text:p/>
        </draw:line>
        <draw:line draw:style-name="gr9" draw:text-style-name="P2" draw:layer="controls" svg:x1="17.927cm" svg:y1="9.572cm" svg:x2="20.59cm" svg:y2="9.572cm">
          <text:p/>
        </draw:line>
        <draw:frame draw:style-name="gr16" draw:text-style-name="P7" draw:layer="controls" svg:width="3.408cm" svg:height="0.726cm" svg:x="0.767cm" svg:y="10.0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207cm" draw:control="control3"/>
        <draw:control draw:style-name="gr7" draw:text-style-name="P8" draw:layer="controls" svg:width="1.897cm" svg:height="0.635cm" svg:x="12.565cm" svg:y="10.225cm" draw:control="control4"/>
        <draw:control draw:style-name="gr7" draw:text-style-name="P8" draw:layer="controls" svg:width="1.897cm" svg:height="0.635cm" svg:x="14.323cm" svg:y="10.225cm" draw:control="control5"/>
        <draw:control draw:style-name="gr7" draw:text-style-name="P8" draw:layer="controls" svg:width="1.897cm" svg:height="0.635cm" svg:x="16.24cm" svg:y="10.219cm" draw:control="control6"/>
        <draw:control draw:style-name="gr7" draw:text-style-name="P8" draw:layer="controls" svg:width="2.445cm" svg:height="0.635cm" svg:x="18.145cm" svg:y="10.017cm" draw:control="control7"/>
        <draw:frame draw:style-name="gr17" draw:text-style-name="P7" draw:layer="controls" svg:width="4.445cm" svg:height="0.645cm" svg:x="0.782cm" svg:y="10.842cm">
          <draw:text-box>
            <text:p><text:span text:style-name="T4">Secondary Phone</text:span></text:p>
          </draw:text-box>
        </draw:frame>
        <draw:line draw:style-name="gr9" draw:text-style-name="P2" draw:layer="controls" svg:x1="4.073cm" svg:y1="11.668cm" svg:x2="10.109cm" svg:y2="11.668cm">
          <text:p/>
        </draw:line>
        <draw:control draw:style-name="gr7" draw:text-style-name="P8" draw:layer="controls" svg:width="1.897cm" svg:height="0.635cm" svg:x="10.525cm" svg:y="11.242cm" draw:control="control8"/>
        <draw:control draw:style-name="gr7" draw:text-style-name="P8" draw:layer="controls" svg:width="1.897cm" svg:height="0.635cm" svg:x="12.565cm" svg:y="11.26cm" draw:control="control9"/>
        <draw:control draw:style-name="gr7" draw:text-style-name="P8" draw:layer="controls" svg:width="1.897cm" svg:height="0.635cm" svg:x="14.323cm" svg:y="11.26cm" draw:control="control10"/>
        <draw:control draw:style-name="gr7" draw:text-style-name="P8" draw:layer="controls" svg:width="1.897cm" svg:height="0.635cm" svg:x="16.24cm" svg:y="11.254cm" draw:control="control11"/>
        <draw:control draw:style-name="gr7" draw:text-style-name="P8" draw:layer="controls" svg:width="2.445cm" svg:height="0.635cm" svg:x="18.145cm" svg:y="10.855cm" draw:control="control12"/>
        <draw:control draw:style-name="standard" draw:text-style-name="P4" draw:layer="controls" svg:width="1.587cm" svg:height="0.635cm" svg:x="1cm" svg:y="5.699cm" draw:control="control13"/>
        <draw:control draw:style-name="standard" draw:text-style-name="P4" draw:layer="controls" svg:width="7.62cm" svg:height="0.584cm" svg:x="2.524cm" svg:y="7.985cm" draw:control="control14"/>
        <draw:control draw:style-name="standard" draw:text-style-name="P4" draw:layer="controls" svg:width="7.442cm" svg:height="0.584cm" svg:x="10.423cm" svg:y="7.985cm" draw:control="control15"/>
        <draw:control draw:style-name="standard" draw:text-style-name="P4" draw:layer="controls" svg:width="2.159cm" svg:height="0.584cm" svg:x="18.399cm" svg:y="7.985cm" draw:control="control16"/>
        <draw:control draw:style-name="standard" draw:text-style-name="P4" draw:layer="controls" svg:width="4.763cm" svg:height="0.584cm" svg:x="2.524cm" svg:y="9.137cm" draw:control="control17"/>
        <draw:control draw:style-name="standard" draw:text-style-name="P4" draw:layer="controls" svg:width="5.842cm" svg:height="0.584cm" svg:x="4.048cm" svg:y="10.007cm" draw:control="control18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6:36:13.231606031</dc:date>
    <meta:editing-duration>PT2H24S</meta:editing-duration>
    <meta:editing-cycles>35</meta:editing-cycles>
    <meta:document-statistic meta:object-count="55"/>
  </office:meta>
</office:document-meta>
</file>